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Sub stock()</text:p>
      <text:p text:style-name="P1"/>
      <text:p text:style-name="P1">'Declare variables</text:p>
      <text:p text:style-name="P1">Dim yearly_change As Double</text:p>
      <text:p text:style-name="P1">Dim percent_change As Double</text:p>
      <text:p text:style-name="P1">Dim total_volume As Double</text:p>
      <text:p text:style-name="P1">Dim ticker_row As Integer</text:p>
      <text:p text:style-name="P1">Dim newTickerRow As Boolean</text:p>
      <text:p text:style-name="P1"/>
      <text:p text:style-name="P1">'Initialize Values</text:p>
      <text:p text:style-name="P1">rowIncrement = 2</text:p>
      <text:p text:style-name="P1">yearly_change = 0</text:p>
      <text:p text:style-name="P1">total_volume = 0</text:p>
      <text:p text:style-name="P1">newTickerRow = True</text:p>
      <text:p text:style-name="P1"/>
      <text:p text:style-name="P1">'Write headers</text:p>
      <text:p text:style-name="P1">Range("I1").Value = "Ticker"</text:p>
      <text:p text:style-name="P1">Range("J1").Value = "Yearly Change"</text:p>
      <text:p text:style-name="P1">Range("k1").Value = "Yearly Percentage Change"</text:p>
      <text:p text:style-name="P1">Range("l1").Value = "Total Volume"</text:p>
      <text:p text:style-name="P1">Range("O2").Value = "Greatest % Increase"</text:p>
      <text:p text:style-name="P1">Range("O3").Value = "Smallest % Decrease"</text:p>
      <text:p text:style-name="P1">Range("O4").Value = "Greatest Total Volume"</text:p>
      <text:p text:style-name="P1">Range("P1").Value = "Ticker"</text:p>
      <text:p text:style-name="P1">Range("Q1").Value = "Value"</text:p>
      <text:p text:style-name="P1"/>
      <text:p text:style-name="P1">'Find last row dynamically</text:p>
      <text:p text:style-name="P1">endRow = Cells(Rows.Count, 1).End(xlUp).Row</text:p>
      <text:p text:style-name="P1"/>
      <text:p text:style-name="P1">'Begin main</text:p>
      <text:p text:style-name="P1">For a = 2 To endRow</text:p>
      <text:p text:style-name="P1"><text:s text:c="4"/>If Cells(a + 1, 1).Value &lt;&gt; Cells(a, 1).Value Then</text:p>
      <text:p text:style-name="P1"><text:s text:c="8"/>Range("I" &amp; rowIncrement).Value = Cells(a, 1).Value <text:s/>'Write ticker value</text:p>
      <text:p text:style-name="P1"><text:s text:c="8"/>Range("j" &amp; rowIncrement).Value = Round(yearly_change, 2) <text:s/>'Write yearly change value</text:p>
      <text:p text:style-name="P1"><text:s text:c="8"/>If Range("j" &amp; rowIncrement).Value &gt; 0 Then 'Change colour according to +/-</text:p>
      <text:p text:style-name="P1"><text:s text:c="12"/>Range("j" &amp; rowIncrement).Interior.ColorIndex = 4</text:p>
      <text:p text:style-name="P1"><text:s text:c="8"/>Else</text:p>
      <text:p text:style-name="P1"><text:s text:c="12"/>Range("j" &amp; rowIncrement).Interior.ColorIndex = 3</text:p>
      <text:p text:style-name="P1"><text:s text:c="8"/>End If</text:p>
      <text:p text:style-name="P1"><text:s text:c="8"/>Range("k" &amp; rowIncrement).Value = ((Cells(a, 6).Value - stored_open) / stored_open) 'Write yearly change percentage value</text:p>
      <text:p text:style-name="P1"><text:s text:c="8"/>Range("k" &amp; rowIncrement).NumberFormat = "0.00%"</text:p>
      <text:p text:style-name="P1"><text:s text:c="8"/>Range("l" &amp; rowIncrement).Value = total_volume 'write total volume</text:p>
      <text:p text:style-name="P1"><text:s text:c="8"/></text:p>
      <text:p text:style-name="P1"><text:s text:c="8"/>rowIncrement = rowIncrement + 1</text:p>
      <text:p text:style-name="P1"><text:s text:c="8"/>yearly_change = 0</text:p>
      <text:p text:style-name="P1"><text:s text:c="8"/>total_volume = 0</text:p>
      <text:p text:style-name="P1"><text:s text:c="8"/>newTickerRow = True</text:p>
      <text:p text:style-name="P1"><text:s text:c="4"/>Else</text:p>
      <text:p text:style-name="P1"><text:s text:c="8"/>If newTickerRow Then</text:p>
      <text:p text:style-name="P1"><text:s text:c="12"/>stored_open = Cells(a, 3).Value 'Store open value if it's the first row for a ticker symbol</text:p>
      <text:p text:style-name="P1"><text:s text:c="12"/>newTickerRow = False</text:p>
      <text:p text:style-name="P1"><text:s text:c="8"/>End If</text:p>
      <text:p text:style-name="P1"><text:s text:c="8"/>yearly_change = yearly_change + (Cells(a, 6).Value - Cells(a, 3).Value)</text:p>
      <text:p text:style-name="P1"><text:s text:c="8"/>total_volume = total_volume + Cells(a, 7).Value</text:p>
      <text:p text:style-name="P1"><text:s text:c="4"/>End If</text:p>
      <text:p text:style-name="P1"><text:s text:c="4"/></text:p>
      <text:p text:style-name="P1"><text:s text:c="4"/></text:p>
      <text:p text:style-name="P1">Next a</text:p>
      <text:p text:style-name="P1"/>
      <text:p text:style-name="P1"/>
      <text:p text:style-name="P1">Dim b As Integer</text:p>
      <text:p text:style-name="P1"/>
      <text:p text:style-name="P1">'Find last row dynamically</text:p>
      <text:p text:style-name="P1">endRowTicker = Cells(Rows.Count, 9).End(xlUp).Row</text:p>
      <text:p text:style-name="P1">rangeK = Range("K2:K" &amp; endRowTicker)</text:p>
      <text:p text:style-name="P1">rangeL = Range("L2:L" &amp; endRowTicker)</text:p>
      <text:p text:style-name="P1"/>
      <text:p text:style-name="P1">Range("Q2").Value = Application.WorksheetFunction.max(rangeK) 'Greatest % Increase</text:p>
      <text:p text:style-name="P1">Range("Q2").NumberFormat = "0.00%"</text:p>
      <text:p text:style-name="P1">Range("Q3").Value = Application.WorksheetFunction.Min(rangeK) <text:s/>'Smallest % Decrease</text:p>
      <text:p text:style-name="P1">Range("Q3").NumberFormat = "0.00%"</text:p>
      <text:p text:style-name="P1">Range("Q4").Value = Application.WorksheetFunction.max(rangeL) 'Greatest Total Volume</text:p>
      <text:p text:style-name="P1"/>
      <text:p text:style-name="P1">For b = 2 To endRowTicker</text:p>
      <text:p text:style-name="P1"><text:s text:c="4"/>If Range("K" &amp; b).Value = Range("Q2").Value Then</text:p>
      <text:p text:style-name="P1"><text:s text:c="8"/>Range("P2").Value = Range("I" &amp; b).Value</text:p>
      <text:p text:style-name="P1"><text:s text:c="4"/>ElseIf Range("K" &amp; b).Value = Range("Q3").Value Then</text:p>
      <text:p text:style-name="P1"><text:s text:c="8"/>Range("P3").Value = Range("I" &amp; b).Value</text:p>
      <text:p text:style-name="P1"><text:s text:c="4"/>ElseIf Range("L" &amp; b).Value = Range("Q4").Value Then</text:p>
      <text:p text:style-name="P1"><text:s text:c="8"/>Range("P4").Value = Range("I" &amp; b).Value</text:p>
      <text:p text:style-name="P1"><text:s text:c="4"/>End If</text:p>
      <text:p text:style-name="P1">Next b</text:p>
      <text:p text:style-name="P1"/>
      <text:p text:style-name="P1">End Sub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4</meta:generator>
  </office:meta>
</office:document-meta>
</file>